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anglais</text:p>
      <text:p text:style-name="P1">Bruno Menan</text:p>
      <text:p text:style-name="P1"/>
      <text:p text:style-name="P6"/>
      <text:p text:style-name="P6"><text:span text:style-name="T4">SINCE</text:span> pour une date</text:p>
      <text:p text:style-name="P6"><text:span text:style-name="T4">FOR</text:span> pour une durée</text:p>
      <text:p text:style-name="P6">faux : i am working in london since 3 <text:s/>years.</text:p>
      <text:p text:style-name="P6">Vrai : <text:span text:style-name="T4">i have been working to london for 3 years.</text:span></text:p>
      <text:p text:style-name="P2"/>
      <text:p text:style-name="P3"><text:span text:style-name="T4">I work in angers</text:span><text:tab/>(en general) ( dans le passé et maintenant)</text:p>
      <text:p text:style-name="P3"><text:span text:style-name="T4">i am working in angers</text:span><text:tab/>(maintenant, aujourd'hui a un instant t)</text:p>
      <text:p text:style-name="P3"><text:s text:c="4"/>be<text:tab/> <text:s text:c="5"/>ing</text:p>
      <text:p text:style-name="P3"/>
      <text:p text:style-name="P3"><text:span text:style-name="T4">i have been working for 3  year</text:span>s <text:tab/>(dans le passe et jusqu'à maintenant, action passée et présente)</text:p>
      <text:p text:style-name="P3"><text:s/>have +participe passé</text:p>
      <text:p text:style-name="P3">IN devant une ville</text:p>
      <text:p text:style-name="P3">AT pour un endroit precis ou l'heure.</text:p>
      <text:p text:style-name="P3"/>
      <text:p text:style-name="P2">Are you comming now ?</text:p>
      <text:p text:style-name="P3">Vrai : <text:span text:style-name="T4">She went to spain last year.</text:span></text:p>
      <text:p text:style-name="P3">Faux : she is gone in spain last year</text:p>
      <text:p text:style-name="P3"/>
      <text:p text:style-name="P2">I worked in angers in 2009</text:p>
      <text:p text:style-name="P3">question a se poser :</text:p>
      <text:p text:style-name="P3">c'est general, present , passé, <text:s/>ou les deux a la fois.</text:p>
      <text:p text:style-name="P3"/>
      <text:p text:style-name="P3"><text:span text:style-name="T4">We used to speek english</text:span> <text:tab/>j'avais l'habitude de parler anglais mais plus maintenant</text:p>
      <text:p text:style-name="P3"><text:span text:style-name="T4">we are used to speaking english</text:span><text:tab/>j'ai encore l'habitude en ce moment</text:p>
      <text:p text:style-name="P3"/>
      <text:p text:style-name="P2">I want them to come to the conference.</text:p>
      <text:p text:style-name="P2">I want you to work</text:p>
      <text:p text:style-name="P3">correct the following sentences</text:p>
      <text:p text:style-name="P3"/>
      <text:p text:style-name="P3">info : derniere invasion en anglettere, c'etait en 1066 avec guilllaume le conquerant</text:p>
      <text:p text:style-name="P3">forum :</text:p>
      <text:p text:style-name="P2">helllo i can't install my printer. Of course, the setup floppy can only be used with <text:s/>windows or mac. How should i proceed ?</text:p>
      <text:p text:style-name="P2">Is it possible to find(an easy) a simple setup process on linux ?</text:p>
      <text:p text:style-name="P3"><text:tab/>Je n'arrive pas a installer mon imprimante. Evidemment la disquette d'installation ne sert que pour windows ou mac. Comment est ce que je dois proceder ? Est'il possible de trouver un procede d'installation simple sur linux.</text:p>
      <text:p text:style-name="P3">Vere irreegulier :</text:p>
      <text:p text:style-name="P3">be<text:tab/><text:tab/>was<text:tab/><text:tab/>bean</text:p>
      <text:p text:style-name="P3">go<text:tab/><text:tab/>went<text:tab/><text:tab/>gone</text:p>
      <text:p text:style-name="P3">work<text:tab/><text:tab/>worked<text:tab/>worked</text:p>
      <text:p text:style-name="P3">pour les verbes reguliers c'est :</text:p>
      <text:p text:style-name="P3">BV<text:tab/><text:tab/>BV+ED<text:tab/>BV+EN</text:p>
      <text:p text:style-name="P3"><text:soft-page-break/>base verbale <text:s/><text:tab/><text:tab/>base verbale+participe passé</text:p>
      <text:p text:style-name="P2">i have decided to install a operating system on a usb key.</text:p>
      <text:p text:style-name="P3"/>
      <text:p text:style-name="P4">Mercredi 19 septembre 2012</text:p>
      <text:p text:style-name="P5"/>
      <text:p text:style-name="P4"><text:span text:style-name="T1">depots<text:tab/><text:tab/></text:span><text:span text:style-name="T2">repositories</text:span></text:p>
      <text:p text:style-name="P4"><text:span text:style-name="T1">gerer les logiciels<text:tab/></text:span><text:span text:style-name="T2">manage software</text:span></text:p>
      <text:p text:style-name="P4"><text:span text:style-name="T1">installer ou desintaller les paquets<text:tab/><text:tab/></text:span><text:span text:style-name="T2">intall or uninstall packages</text:span></text:p>
      <text:p text:style-name="P4"><text:span text:style-name="T1">gestionnaire de mise a jour<text:tab/><text:tab/></text:span><text:span text:style-name="T2">update manager</text:span></text:p>
      <text:p text:style-name="P4"><text:span text:style-name="T1">apparaître a l'ecran<text:tab/><text:tab/></text:span><text:span text:style-name="T2">pop up</text:span></text:p>
      <text:p text:style-name="P4"><text:span text:style-name="T1">telecharger<text:tab/></text:span><text:span text:style-name="T2">download</text:span></text:p>
      <text:p text:style-name="P4"><text:span text:style-name="T1">sources de logiciels<text:tab/><text:tab/></text:span><text:span text:style-name="T2">software sources</text:span></text:p>
      <text:p text:style-name="P4"><text:span text:style-name="T1">interroger l'utilisateur<text:tab/></text:span><text:span text:style-name="T2">prompt</text:span></text:p>
      <text:p text:style-name="P4"><text:span text:style-name="T1">elements de securite<text:tab/><text:tab/>s</text:span><text:span text:style-name="T2">ecurity (safety) or features</text:span></text:p>
      <text:p text:style-name="P4"><text:span text:style-name="T1">un programme<text:tab/>a</text:span><text:span text:style-name="T2"> piece of software</text:span></text:p>
      <text:p text:style-name="P4"><text:span text:style-name="T1">verifier les mises a jour<text:tab/></text:span><text:span text:style-name="T2">check updates</text:span></text:p>
      <text:p text:style-name="P4"><text:span text:style-name="T1">disponibles <text:tab/><text:tab/></text:span><text:span text:style-name="T2">available</text:span></text:p>
      <text:p text:style-name="P4"><text:span text:style-name="T1">tous les jours<text:tab/><text:tab/>every day or </text:span><text:span text:style-name="T2">daily</text:span></text:p>
      <text:p text:style-name="P4"><text:span text:style-name="T1">toute les semaines<text:tab/></text:span><text:span text:style-name="T2">weekly</text:span></text:p>
      <text:p text:style-name="P4"><text:span text:style-name="T1">tous les mois<text:tab/></text:span><text:span text:style-name="T2">monthly</text:span></text:p>
      <text:p text:style-name="P4"><text:span text:style-name="T1">tous les ans<text:tab/></text:span><text:span text:style-name="T2">yearl</text:span></text:p>
      <text:p text:style-name="P7"><text:span text:style-name="T1">en tache de fond<text:tab/></text:span><text:span text:style-name="T5">in the background</text:span></text:p>
      <text:p text:style-name="P7"><text:span text:style-name="T1">selectionner en cochant la case<text:tab/></text:span><text:span text:style-name="T5">switch on by checking boxes or(ticking checkboxes)</text:span></text:p>
      <text:p text:style-name="P7"><text:span text:style-name="T1">publié </text:span><text:span text:style-name="T5">released</text:span></text:p>
      <text:p text:style-name="P7"><text:span text:style-name="T1">correctifs<text:tab/></text:span><text:span text:style-name="T5">patches</text:span></text:p>
      <text:p text:style-name="P7"><text:span text:style-name="T1">problemes de securite<text:tab/><text:tab/></text:span><text:span text:style-name="T5">security issue</text:span></text:p>
      <text:p text:style-name="P7"><text:span text:style-name="T1">mise a jour en preversion<text:tab/></text:span><text:span text:style-name="T5">proposed update</text:span></text:p>
      <text:p text:style-name="P7"><text:span text:style-name="T1">mise a jour non prise en charge<text:tab/></text:span><text:span text:style-name="T5">backport updates</text:span></text:p>
      <text:p text:style-name="P7"><text:span text:style-name="T1">futures versions<text:tab/></text:span><text:span text:style-name="T5">future releases</text:span></text:p>
      <text:p text:style-name="P7"><text:span text:style-name="T1">onglet<text:tab/><text:tab/></text:span><text:span text:style-name="T5">tab</text:span></text:p>
      <text:p text:style-name="P7"><text:span text:style-name="T1">memoire disponible<text:tab/></text:span><text:span text:style-name="T5">available mirror</text:span></text:p>
      <text:p text:style-name="P7"><text:span text:style-name="T1">licence non-libre<text:tab/></text:span><text:span text:style-name="T5">non-free licence</text:span></text:p>
      <text:p text:style-name="P7"><text:span text:style-name="T1">emulateur systeme<text:tab/></text:span><text:span text:style-name="T5">system emulators</text:span></text:p>
      <text:p text:style-name="P7"><text:span text:style-name="T1">pilote de peripheriques<text:tab/></text:span><text:span text:style-name="T5">harware drivers</text:span></text:p>
      <text:p text:style-name="P9"/>
      <text:list xml:id="list7982361611" text:style-name="L1">
        <text:list-item>
          <text:p text:style-name="P12">bienvenue sur ce tutoriel consacre aux depots ubuntu .</text:p>
          <text:p text:style-name="P14">Welcome to this short screencast about the ubuntu repositories</text:p>
        </text:list-item>
        <text:list-item>
          <text:p text:style-name="P12">Nous allons etudier la gestion des logiciels sur le systeme ubuntu : installation, desinstallation et mise a jour de paquets logiciels</text:p>
          <text:p text:style-name="P14">we'll cover managing the software on the ubuntu system : installing,removing and updating software packages.</text:p>
        </text:list-item>
        <text:list-item>
          <text:p text:style-name="P12">Le gestionaire de mise a jour vient d'apparaitre a l'ecran pour m'indiquer que des mises a jour attendent d 'etre telechargees et installees</text:p>
          <text:p text:style-name="P14">the update manager has just popped up to tell me that some updates are waiting to be download and installing</text:p>
        </text:list-item>
        <text:list-item>
          <text:p text:style-name="P12">il y a un bouton appele configuration qui ouvre une fenetre appele sources logiciels</text:p>
          <text:p text:style-name="P14">there is a button called settings which takes us to a program called software sources</text:p>
        </text:list-item>
        <text:list-item>
          <text:p text:style-name="P12">normalement le systeme vous demande votre mot de passe : c'est un element de securité.</text:p>
          <text:p text:style-name="P16"><text:span text:style-name="T1">Under normal circonstances, the system will ask you for your password. It's a security </text:span><text:soft-page-break/><text:span text:style-name="T1">feature.</text:span></text:p>
        </text:list-item>
        <text:list-item>
          <text:p text:style-name="P12">La fenetre indique d'ou viennent les logiciels, a quelle frequence on verifie les mises a jour et ce qui se passe lorsque les mises a jour sont disponibles.</text:p>
          <text:p text:style-name="P14">The window shows where the sofware sources comes from, how often you check for udates, and what happens when updates are available.</text:p>
        </text:list-item>
      </text:list>
      <text:p text:style-name="P10"/>
      <text:p text:style-name="P8">26 septembre 2012</text:p>
      <text:p text:style-name="P9">plate forme internet pour l'apprentissage des langues : <text:a xlink:type="simple" xlink:href="mailto:numeril@ng"><text:span text:style-name="T4">numeril@ng</text:span></text:a></text:p>
      <text:p text:style-name="P9">forbidden <text:tab/>=<text:tab/>prohibited</text:p>
      <text:p text:style-name="P9">operating system<text:tab/>=<text:tab/>program controlling a computer</text:p>
      <text:p text:style-name="P9">co<text:span text:style-name="T6">o</text:span>perate<text:tab/>=<text:tab/>work together</text:p>
      <text:p text:style-name="P9">corporation<text:tab/>=<text:tab/>big company</text:p>
      <text:p text:style-name="P9">join in <text:tab/><text:tab/>=<text:tab/>par<text:span text:style-name="T6">t</text:span>icipate</text:p>
      <text:p text:style-name="P9">con<text:span text:style-name="T6">vin</text:span>ce<text:tab/>=<text:tab/>persuade</text:p>
      <text:p text:style-name="P9">who<text:span text:style-name="T6">e</text:span>ver<text:tab/>=<text:tab/>anyone</text:p>
      <text:p text:style-name="P9">movement<text:tab/>=<text:tab/>conpaign</text:p>
      <text:p text:style-name="P9">a piece of software<text:tab/>=<text:tab/>computer program</text:p>
      <text:p text:style-name="P9">silicon<text:tab/>=<text:tab/>an important semiconducteur</text:p>
      <text:p text:style-name="P9">helpless<text:tab/>=<text:tab/>xeak improved</text:p>
      <text:p text:style-name="P9">determined<text:tab/>=<text:tab/>decided, resolue</text:p>
      <text:p text:style-name="P9"/>
      <text:p text:style-name="P7">regles d'accentuation :</text:p>
      <text:p text:style-name="P7"><text:span text:style-name="T1">tous les motes qui se terminent par « sity » ont la syllabe d'avant accentuée<text:tab/>uni</text:span>ver<text:span text:style-name="T1">sity</text:span></text:p>
      <text:p text:style-name="P7"><text:span text:style-name="T1">tous les mots qui se terminent par « fic » ont la syllabe d'avant accentuer<text:tab/>spe</text:span>ci<text:span text:style-name="T1">fic</text:span></text:p>
      <text:p text:style-name="P7"><text:span text:style-name="T1">tous les mots qui se terminent par « tion » ont la syllabe d'avant accentuer<text:tab/><text:tab/>insti</text:span>tu<text:span text:style-name="T1">tion</text:span></text:p>
      <text:p text:style-name="P9"/>
      <text:p text:style-name="P7">3 octobre 2012</text:p>
      <text:p text:style-name="P9">salade (à l'état naturel)<text:tab/>cabbage</text:p>
      <text:p text:style-name="P10">We're leaving for New York tomorrow</text:p>
      <text:p text:style-name="P9">nous partons à New York demain</text:p>
      <text:p text:style-name="P9"/>
      <text:p text:style-name="P8"><text:span text:style-name="T1"><text:tab/>TENSE<text:tab/></text:span><text:span text:style-name="T3">temps grammatical</text:span></text:p>
      <text:p text:style-name="P8"><text:span text:style-name="T3"><text:tab/></text:span><text:span text:style-name="T1">TIME</text:span><text:span text:style-name="T3"><text:tab/><text:tab/>temps chronomogique dans la phrase</text:span></text:p>
      <text:p text:style-name="P9"/>
      <text:p text:style-name="P9">le TIME peut etre PASSÉ, PRESENT ou FUTUR</text:p>
      <text:p text:style-name="P9">le TENSE <text:s/>peut etre PRESENT ou PASSE (pas de futur)</text:p>
      <text:p text:style-name="P9"/>
      <text:p text:style-name="P9">I will come back when i have finished.</text:p>
      <text:p text:style-name="P8"><text:span text:style-name="T3"><text:tab/><text:tab/><text:tab/></text:span><text:span text:style-name="T1">Jamais WILL dans une subordonnée</text:span></text:p>
      <text:p text:style-name="P10">if only i could help you</text:p>
      <text:p text:style-name="P8"><text:span text:style-name="T1">I wish you were here<text:tab/></text:span><text:span text:style-name="T3"><text:tab/>je regrette que tu ne sois pas là</text:span></text:p>
      <text:p text:style-name="P8"><text:span text:style-name="T1">I went to london last week</text:span><text:span text:style-name="T3"><text:tab/>tense passé, time passé</text:span></text:p>
      <text:p text:style-name="P8"><text:span text:style-name="T1">I had enaugh money</text:span><text:span text:style-name="T3"><text:tab/><text:tab/>tense passé, time present</text:span></text:p>
      <text:p text:style-name="P8"><text:span text:style-name="T1">Iwill go to the cinema tomorrow</text:span><text:span text:style-name="T3"><text:tab/>tense present, time futur</text:span></text:p>
      <text:p text:style-name="P10">I'll be ready when you come to get me</text:p>
      <text:p text:style-name="P10">the next flight to tokyo leaves at 9.45</text:p>
      <text:p text:style-name="P8"><text:span text:style-name="T1">I'd rather we took the train</text:span><text:span text:style-name="T3"> (rather = prefer) tense passé, time futur</text:span></text:p>
      <text:p text:style-name="P8"><text:span text:style-name="T1">let me know as soon as he arrives</text:span><text:span text:style-name="T3"><text:tab/>time futur, tense present</text:span></text:p>
      <text:p text:style-name="P8"><text:span text:style-name="T1">he wants to travel when he leaves shool</text:span><text:span text:style-name="T3"><text:tab/>tense present, time futur</text:span></text:p>
      <text:p text:style-name="P8"><text:span text:style-name="T1">I wish he did not smoke so much</text:span><text:span text:style-name="T3"><text:tab/>tense passé time present</text:span></text:p>
      <text:p text:style-name="P9"/>
      <text:p text:style-name="P9">une forme verbale, c'est un verbe de base (au present ou passe) avec des options derrière : be+ing, <text:soft-page-break/>have+EN, be+ED, un modal</text:p>
      <text:p text:style-name="P9"/>
      <text:p text:style-name="P9">You should be working</text:p>
      <text:p text:style-name="P9">he has been trying for us<text:tab/>verb base TRY <text:tab/>have+EN<text:tab/>be+ing</text:p>
      <text:p text:style-name="P9">they must have gone away<text:tab/>verb base GO AWAY<text:tab/>have+EN<text:tab/>modal MUST</text:p>
      <text:p text:style-name="P9"/>
      <text:p text:style-name="P9">She has ben working for two years</text:p>
      <text:p text:style-name="P9"/>
      <text:p text:style-name="P9"/>
      <text:p text:style-name="P7">mecredi 10 octobre 2012</text:p>
      <text:p text:style-name="P7"><text:span text:style-name="T1">past time (passé)<text:tab/>JFK died in 1963<text:tab/>When i was young</text:span></text:p>
      <text:p text:style-name="P7"><text:span text:style-name="T1"/></text:p>
      <text:p text:style-name="P7"><text:span text:style-name="T1">ED = preterit = simple past = past tense</text:span></text:p>
      <text:p text:style-name="P7"><text:span text:style-name="T1">on l'utilise dans plusieurs cas :</text:span></text:p>
      <text:list xml:id="list459670166" text:style-name="L2">
        <text:list-item>
          <text:p text:style-name="P18"><text:span text:style-name="T1">passé révolu<text:tab/>on décrit une situation au past time</text:span></text:p>
          <text:p text:style-name="P18"><text:span text:style-name="T1">1 went to Paris yesturday GO+ED</text:span></text:p>
        </text:list-item>
        <text:list-item>
          <text:p text:style-name="P18"><text:span text:style-name="T1">passé modal (passé non réel)</text:span></text:p>
          <text:list>
            <text:list-header>
              <text:p text:style-name="P18"><text:span text:style-name="T1">a) hypothèses</text:span></text:p>
              <text:p text:style-name="P18"><text:span text:style-name="T1">If I had enaugh money,i would by a new car<text:tab/><text:tab/>Have+ED</text:span></text:p>
              <text:p text:style-name="P18"><text:span text:style-name="T1">ifi knew their address.</text:span></text:p>
              <text:p text:style-name="P18"><text:span text:style-name="T1">b) souhait (ou regret)</text:span></text:p>
              <text:p text:style-name="P18"><text:span text:style-name="T1">1 wish i could help you<text:tab/>CAN+ED</text:span></text:p>
            </text:list-header>
          </text:list>
        </text:list-item>
      </text:list>
      <text:p text:style-name="P7"><text:span text:style-name="T1"/></text:p>
      <text:p text:style-name="P8"><text:span text:style-name="T1">wish<text:tab/></text:span><text:span text:style-name="T3">espérer, souhaiter</text:span></text:p>
      <text:p text:style-name="P8"><text:span text:style-name="T1">will</text:span><text:span text:style-name="T3"><text:tab/>vouloir</text:span></text:p>
      <text:p text:style-name="P8"><text:span text:style-name="T1">enjoy</text:span><text:span text:style-name="T3"><text:tab/>accéder</text:span></text:p>
      <text:p text:style-name="P8"><text:span text:style-name="T1">join in</text:span><text:span text:style-name="T3"><text:tab/><text:tab/>participer</text:span></text:p>
      <text:p text:style-name="P8"><text:span text:style-name="T1">helpless</text:span><text:span text:style-name="T3"><text:tab/>sans défense</text:span></text:p>
      <text:p text:style-name="P8"><text:span text:style-name="T1">share</text:span><text:span text:style-name="T3"><text:tab/>partager</text:span></text:p>
      <text:p text:style-name="P8">p<text:span text:style-name="T1">olicy</text:span><text:span text:style-name="T3"><text:tab/>une politique</text:span></text:p>
      <text:p text:style-name="P8">p<text:span text:style-name="T1">olicies<text:tab/></text:span><text:span text:style-name="T3">des politiques</text:span></text:p>
      <text:p text:style-name="P8">p<text:span text:style-name="T1">olities <text:tab/></text:span><text:span text:style-name="T3">la politique</text:span><text:span text:style-name="T1"> </text:span></text:p>
      <text:p text:style-name="P8"><text:span text:style-name="T1">the po</text:span>l<text:span text:style-name="T1">ice <text:tab/></text:span><text:span text:style-name="T3">la police</text:span></text:p>
      <text:p text:style-name="P8"><text:span text:style-name="T1">de</text:span>ve<text:span text:style-name="T1">lop</text:span></text:p>
      <text:p text:style-name="P8"><text:span text:style-name="T3"/></text:p>
      <text:p text:style-name="P8"><text:span text:style-name="T3"/></text:p>
      <text:p text:style-name="P8"><text:span text:style-name="T3">I wish you were here</text:span></text:p>
      <text:p text:style-name="P8"><text:span text:style-name="T3">it is high time you went to bed</text:span></text:p>
      <text:p text:style-name="P8"><text:span text:style-name="T3"/></text:p>
      <text:p text:style-name="P8"><text:span text:style-name="T1">They wish they could came</text:span><text:span text:style-name="T3"><text:tab/><text:tab/>ils souhaiteraient pouvoir venir ou ils regrettent de ne pas pouvoir venir</text:span></text:p>
      <text:p text:style-name="P8"><text:span text:style-name="T3"/></text:p>
      <text:p text:style-name="P8"><text:span text:style-name="T1">I wish they did not live so far away<text:tab/></text:span><text:span text:style-name="T3">je regrette qu'ils habitent si loin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2T13:08:23</meta:creation-date>
    <dc:date>2012-10-10T21:20:55</dc:date>
    <dc:creator>Compte etudiant</dc:creator>
    <meta:editing-duration>PT26M20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4" meta:paragraph-count="150" meta:word-count="1160" meta:character-count="5861" meta:non-whitespace-character-count="5532"/>
  </office:meta>
</office:document-meta>
</file>